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weight="bold" officeooo:rsid="00139247" officeooo:paragraph-rsid="00139247" style:font-weight-asian="bold" style:font-weight-complex="bold"/>
    </style:style>
    <style:style style:name="P2" style:family="paragraph" style:parent-style-name="Standard">
      <style:text-properties fo:font-weight="normal" officeooo:rsid="00139247" officeooo:paragraph-rsid="00139247" style:font-weight-asian="normal" style:font-weight-complex="normal"/>
    </style:style>
    <style:style style:name="P3" style:family="paragraph" style:parent-style-name="Standard">
      <style:text-properties officeooo:paragraph-rsid="00139247"/>
    </style:style>
    <style:style style:name="P4" style:family="paragraph" style:parent-style-name="Text_20_body">
      <style:text-properties officeooo:rsid="00139247" officeooo:paragraph-rsid="00139247"/>
    </style:style>
    <style:style style:name="P5" style:family="paragraph" style:parent-style-name="Text_20_body">
      <style:text-properties fo:font-weight="bold" officeooo:rsid="00139247" officeooo:paragraph-rsid="00139247" style:font-weight-asian="bold" style:font-weight-complex="bold"/>
    </style:style>
    <style:style style:name="P6" style:family="paragraph" style:parent-style-name="Text_20_body" style:list-style-name="L1"/>
    <style:style style:name="P7" style:family="paragraph" style:parent-style-name="Text_20_body">
      <style:text-properties fo:font-weight="normal" officeooo:rsid="00139247" officeooo:paragraph-rsid="00139247" style:font-weight-asian="normal" style:font-weight-complex="normal"/>
    </style:style>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weight="bold" officeooo:rsid="00139247" style:font-weight-asian="bold" style:font-weight-complex="bold"/>
    </style:style>
    <style:style style:name="T3" style:family="text">
      <style:text-properties style:text-underline-style="solid" style:text-underline-width="auto" style:text-underline-color="font-color"/>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ello- Prevención de fuga de aire – Mantener la Esterilización</text:p>
      <text:p text:style-name="P7">Bioreactors are typically designed to prevent air leakage to maintain a sterile environment and prevent contamination of the culture. Different types of bioreactors use different methods to prevent air leakage, including:</text:p>
      <text:list text:style-name="L3">
        <text:list-item>
          <text:p text:style-name="P9">Mechanical seals: Bioreactors that use mechanical seals create a tight seal between the shaft and the vessel wall to prevent air leakage. These types of seals can be designed to accommodate different types of shaft movement, such as axial or radial movement.</text:p>
        </text:list-item>
        <text:list-item>
          <text:p text:style-name="P9">O-rings or gaskets: Some bioreactors use o-rings or gaskets to create a tight seal between different components of the bioreactor, such as the vessel lid or ports. These seals are typically made from materials that are resistant to high temperatures and chemical exposure.</text:p>
        </text:list-item>
        <text:list-item>
          <text:p text:style-name="P9">Labyrinth seals: Labyrinth seals are another common method used in bioreactors to prevent air leakage. These seals use a series of grooves and ridges to create a winding path that air must follow in order to escape the bioreactor. This slows down the escape of air and helps to prevent contamination.</text:p>
        </text:list-item>
        <text:list-item>
          <text:p text:style-name="P9">Sterilization: In addition to using mechanical seals or other methods to prevent air leakage, bioreactors are typically sterilized before use to ensure that no contaminants are present inside the vessel. Sterilization can be achieved using heat, radiation, or chemical sterilants, depending on the type of bioreactor and the materials used in its construction.</text:p>
        </text:list-item>
      </text:list>
      <text:p text:style-name="Text_20_body">Overall, preventing air leakage is critical in bioreactor design to maintain a sterile environment and prevent contamination of the culture. The specific method used to prevent air leakage depends on the type of bioreactor and the requirements of the application.</text:p>
      <text:p text:style-name="P5">Tipos de sellos usados en un Bioreactor que sea mecanizado (CNC) en acero inoxidable para la produccion de BIOMASA.</text:p>
      <text:p text:style-name="Text_20_body">The type of seal used in a bioreactor is an important consideration to prevent contamination and maintain a sterile environment inside the vessel. The best type of seal for a bioreactor depends on the specific application and the requirements for maintaining sterility, as well as factors such as ease of use, durability, and cost.</text:p>
      <text:p text:style-name="Text_20_body">In the case of the Biostat® STR bioreactor from Sartorius, the vessel is typically sealed with a <text:span text:style-name="T3">mechanical seal,</text:span> which provides a reliable and durable seal to prevent contamination and maintain sterility. Mechanical seals consist of two mating surfaces that are held together by a spring or other mechanism, and are designed to withstand high pressures and temperatures.</text:p>
      <text:p text:style-name="Text_20_body">The Biostat® STR bioreactor also features aseptic connectors, which allow for easy and reliable connection and disconnection of tubing and sensors without compromising sterility. Aseptic connectors typically use a sealing mechanism such as a <text:span text:style-name="T3">diaphragm</text:span> or <text:span text:style-name="T3">O-ring</text:span> to prevent contamination during connection and disconnection.</text:p>
      <text:p text:style-name="Text_20_body">According to data from Sartorius, the mechanical seal and aseptic connectors used in the Biostat® STR bioreactor have been shown to provide a reliable and effective seal to prevent contamination and maintain a sterile environment inside the vessel. However, it is important to note that the specific <text:soft-page-break/>requirements for maintaining sterility may vary depending on the application, and it is important to consult with the manufacturer or other experts to ensure that the appropriate seal is selected for the specific application.</text:p>
      <text:p text:style-name="P5">Como controla la Biostat® STR <text:s/>temperatura</text:p>
      <text:p text:style-name="P4">In the case of the Biostat® STR bioreactor mentioned earlier, the vessel is indeed <text:span text:style-name="T3">jacketed</text:span>, and temperature control is achieved by circulating a heat transfer fluid through the jacket. The heat transfer fluid is controlled by a heating and cooling system to maintain the desired temperature range.</text:p>
      <text:p text:style-name="Text_20_body">Internal coils or heat exchangers can also be used to control the temperature in bioreactors. In this case, a fluid is circulated through a coil or heat exchanger inside the vessel, which allows for efficient heat transfer to the culture medium. External heat exchangers, which are connected to the bioreactor via tubing or other connections, can also be used to control temperature.</text:p>
      <text:p text:style-name="Text_20_body">Overall, the method for controlling temperature in a bioreactor depends on the specific design and application, and may be influenced by factors such as the size and shape of the vessel, the nature of the culture medium and microorganisms, and the desired temperature range.</text:p>
      <text:p text:style-name="P4"/>
      <text:p text:style-name="P3"><text:span text:style-name="T2">Que desventajas tienen los bioreactores </text:span><text:span text:style-name="T1">Biostat® STR bioreactor</text:span></text:p>
      <text:p text:style-name="Standard"/>
      <text:p text:style-name="Text_20_body">The Biostat® STR bioreactor is a widely used and well-established bioreactor platform, but like any technology, it has its limitations and areas for improvement. Here are a few potential disadvantages or challenges to consider:</text:p>
      <text:list text:style-name="L2">
        <text:list-item>
          <text:p text:style-name="P8">Scale limitations: While the Biostat® STR is available in a range of sizes, from 50 mL to 2000 L, it may not be the best choice for extremely large-scale production. Other bioreactor designs, such as airlift reactors or tower reactors, may be more suitable for large-scale applications.</text:p>
        </text:list-item>
        <text:list-item>
          <text:p text:style-name="P8">Limited flexibility: The Biostat® STR is designed primarily for microbial fermentation, and may not be suitable for other types of cell culture or tissue engineering applications. In addition, some researchers may prefer more customizable designs that allow for greater flexibility in terms of stirring speed, aeration rate, and other process parameters.</text:p>
        </text:list-item>
        <text:list-item>
          <text:p text:style-name="P8">High cost: The Biostat® STR is a sophisticated and complex piece of equipment, and can be quite expensive compared to other bioreactor platforms. This may be a barrier to entry for smaller companies or research groups.</text:p>
        </text:list-item>
        <text:list-item>
          <text:p text:style-name="P8">Maintenance requirements: Like any bioreactor, the Biostat® STR requires regular maintenance to ensure proper function and prevent contamination. This can include cleaning and sterilization procedures, as well as replacement of worn or damaged parts.</text:p>
        </text:list-item>
        <text:list-item>
          <text:p text:style-name="P8">Sterility challenges: Achieving and maintaining a sterile environment within the bioreactor can be a major challenge, particularly in larger vessels. The design of the Biostat® STR includes several features to promote sterility, such as the use of a sterile air filter and aseptic connections, but there is always the risk of contamination.</text:p>
        </text:list-item>
      </text:list>
      <text:p text:style-name="Text_20_body"><text:soft-page-break/>These are just a few potential challenges to consider when designing your own bioreactor. It's important to carefully evaluate your specific needs and goals, as well as the technical requirements and limitations of different bioreactor designs, to ensure that you choose the best platform for your application.</text:p>
      <text:p text:style-name="Standard"/>
      <text:p text:style-name="P1">Como mejorar la flexibilidad del Bioeractor</text:p>
      <text:p text:style-name="P7">Improving the flexibility of a bioreactor for biomass production can involve several design considerations. Here are some potential strategies:</text:p>
      <text:list text:style-name="L1">
        <text:list-item>
          <text:p text:style-name="P6">Modify the impeller design: The impeller is one of the key components of a bioreactor, and can have a significant impact on cell growth and metabolism. Different types of impellers, such as paddle, disk, or helical designs, can provide varying levels of shear and mixing, and may be more or less suitable for different cell types or culture conditions. By selecting a flexible impeller design, you may be able to optimize cell growth and improve process yields.</text:p>
        </text:list-item>
        <text:list-item>
          <text:p text:style-name="P6">Incorporate multiple gas sparging ports: The aeration rate is another critical process parameter in a bioreactor, and can have a significant impact on oxygen transfer and cell growth. By including multiple gas sparging ports, you can adjust the aeration rate and distribution more precisely, allowing you to optimize cell growth and production yields.</text:p>
        </text:list-item>
        <text:list-item>
          <text:p text:style-name="P6">Incorporate sensors for real-time monitoring: To maximize biomass production, it can be helpful to monitor key process parameters in real time, such as pH, dissolved oxygen, and temperature. By incorporating sensors that can measure these parameters in real time, you can adjust process conditions on the fly and optimize biomass production.</text:p>
        </text:list-item>
        <text:list-item>
          <text:p text:style-name="P6">Incorporate flexibility in the control system: By designing a flexible control system, you can adjust and optimize process conditions more easily. For example, you might consider incorporating a programmable logic controller (PLC) that can be programmed to adjust process conditions based on real-time sensor data, or a computer-based control system that allows for more advanced process optimization algorithms.</text:p>
        </text:list-item>
        <text:list-item>
          <text:p text:style-name="P6">Consider modularity: By designing a modular bioreactor system, you can swap out different components or subsystems as needed to optimize process conditions for different cell types or culture conditions. For example, you might consider designing a modular vessel that can accommodate different impellers or sparging systems, or a modular control system that can be adjusted for different process conditions.</text:p>
        </text:list-item>
      </text:list>
      <text:p text:style-name="Text_20_body">By incorporating these and other design considerations, you can create a bioreactor system that is more flexible and adaptable to your specific needs for biomass production.</text:p>
      <text:p text:style-name="P1">Cual es la mejor forma de conectar un propulsor a un bioreactor de acero inoxidable?</text:p>
      <text:p text:style-name="P7">The best technique to connect the motor to the impeller in a bioreactor fully machined in SS304 to ensure maximum seal of air for investigation purposes is to use a magnetic coupling.</text:p>
      <text:p text:style-name="Text_20_body">A magnetic coupling is a non-contact, hermetic sealing solution that uses magnetic fields to transfer torque from the motor to the impeller, without the need for a mechanical seal. This eliminates the risk of leaks, contamination, and maintenance associated with traditional shaft seals.</text:p>
      <text:p text:style-name="Text_20_body"><text:soft-page-break/>In a magnetic coupling, the motor and impeller are connected by two magnets – one magnet is attached to the motor shaft, and the other is attached to the impeller shaft. The magnets are separated by a non-magnetic barrier, such as stainless steel or ceramic. The magnetic field generated by the motor magnet passes through the non-magnetic barrier and interacts with the impeller magnet, causing it to rotate.</text:p>
      <text:p text:style-name="Text_20_body">Magnetic couplings offer several advantages over traditional shaft seals, including reduced risk of contamination, improved safety, and lower maintenance costs. They are commonly used in bioreactors and other applications where a hermetic seal is required.</text:p>
      <text:p text:style-name="P2"/>
      <text:p text:style-name="P1"/>
      <text:p text:style-name="P1">Simulación</text:p>
      <text:p text:style-name="P7">To simulate the magnetic coupling mechanism using magnetic plates, you can use a magnetic simulation software such as Finite Element Method Magnetics (FEMM) or COMSOL Multiphysics. These software packages allow you to create a virtual model of the coupling system and simulate the magnetic fields and forces involved in the coupling.</text:p>
      <text:p text:style-name="Text_20_body">Here are the general steps to simulate the magnetic coupling mechanism using FEMM:</text:p>
      <text:list text:style-name="L5">
        <text:list-item>
          <text:p text:style-name="P10">Create a 2D model of the coupling system using a CAD software.</text:p>
        </text:list-item>
        <text:list-item>
          <text:p text:style-name="P10">Import the 2D model into FEMM and create a new magnetic simulation project.</text:p>
        </text:list-item>
        <text:list-item>
          <text:p text:style-name="P10">Define the materials of the different components in the system, such as the magnets and the metal plates.</text:p>
        </text:list-item>
        <text:list-item>
          <text:p text:style-name="P10">Create the magnets and metal plates as separate objects in FEMM and specify their properties, such as their size, shape, and position.</text:p>
        </text:list-item>
        <text:list-item>
          <text:p text:style-name="P10">Define the magnetic boundary conditions, such as the magnetization direction of the magnets and the boundary conditions of the metal plates.</text:p>
        </text:list-item>
        <text:list-item>
          <text:p text:style-name="P10">Run the simulation and analyze the results to determine the magnetic flux density and the magnetic forces between the magnets and the metal plates.</text:p>
        </text:list-item>
        <text:list-item>
          <text:p text:style-name="P10">Adjust the design parameters of the coupling system, such as the distance between the magnets and the metal plates, and re-run the simulation to optimize the coupling performance.</text:p>
        </text:list-item>
      </text:list>
      <text:p text:style-name="Text_20_body">It is important to note that the simulation results may not be completely accurate and may require validation through experimental testing.</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3T21:22:15.367703928</meta:creation-date>
    <meta:generator>LibreOffice/7.4.0.3$Linux_X86_64 LibreOffice_project/f85e47c08ddd19c015c0114a68350214f7066f5a</meta:generator>
    <dc:date>2023-02-18T16:47:02.567115212</dc:date>
    <meta:editing-duration>PT29M48S</meta:editing-duration>
    <meta:editing-cycles>1</meta:editing-cycles>
    <meta:document-statistic meta:table-count="0" meta:image-count="0" meta:object-count="0" meta:page-count="4" meta:paragraph-count="48" meta:word-count="1779" meta:character-count="11444" meta:non-whitespace-character-count="9731"/>
  </office:meta>
</office:document-meta>
</file>